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8" style:family="paragraph" style:parent-style-name="Standard">
      <style:paragraph-properties fo:line-height="100%"/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9" style:family="paragraph" style:parent-style-name="Standard">
      <style:paragraph-properties fo:line-height="100%"/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54823" style:font-size-asian="14pt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8ab69" style:font-size-asian="14pt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b0273" style:font-size-asian="14pt" style:font-name-complex="Times New Roman" style:font-size-complex="12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54823" style:font-size-asian="14pt" style:font-weight-asian="bold" style:font-name-complex="Times New Roman" style:font-size-complex="12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8ab69" style:font-size-asian="14pt" style:font-weight-asian="bold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b0273" style:font-size-asian="14pt" style:font-weight-asian="bold" style:font-name-complex="Times New Roman" style:font-size-complex="12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dd197" style:font-size-asian="14pt" style:font-weight-asian="bold" style:font-name-complex="Times New Roman" style:font-size-complex="12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4cf7a1" officeooo:paragraph-rsid="004cf7a1" style:font-size-asian="14pt" style:font-weight-asian="bold" style:font-name-complex="Times New Roman" style:font-size-complex="14pt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8ab69" style:font-size-asian="12pt" style:font-name-complex="Times New Roman" style:font-size-complex="12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b0273" style:font-size-asian="12pt" style:font-name-complex="Times New Roman" style:font-size-complex="12pt"/>
    </style:style>
    <style:style style:name="P21" style:family="paragraph" style:parent-style-name="Standard">
      <style:paragraph-properties fo:line-height="100%"/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22" style:family="paragraph" style:parent-style-name="Standard">
      <style:paragraph-properties fo:line-height="100%"/>
      <style:text-properties style:font-name="Times New Roman" fo:font-size="12pt" fo:language="uk" fo:country="UA" officeooo:paragraph-rsid="0048ab69" style:font-size-asian="12pt" style:font-name-complex="Times New Roman" style:font-size-complex="12pt"/>
    </style:style>
    <style:style style:name="P23" style:family="paragraph" style:parent-style-name="Standard">
      <style:paragraph-properties fo:line-height="100%"/>
      <style:text-properties style:font-name="Times New Roman" fo:font-size="12pt" fo:language="uk" fo:country="UA" officeooo:paragraph-rsid="004b0273" style:font-size-asian="12pt" style:font-name-complex="Times New Roman" style:font-size-complex="12pt"/>
    </style:style>
    <style:style style:name="P24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5" style:family="paragraph" style:parent-style-name="Standard">
      <style:text-properties style:font-name="Times New Roman" fo:font-size="12pt" officeooo:paragraph-rsid="004b0273" style:font-name-asian="Times New Roman1" style:font-size-asian="12pt" style:font-name-complex="Times New Roman1" style:font-size-complex="12pt"/>
    </style:style>
    <style:style style:name="P26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54823"/>
    </style:style>
    <style:style style:name="P27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8ab69"/>
    </style:style>
    <style:style style:name="P28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b0273"/>
    </style:style>
    <style:style style:name="P29" style:family="paragraph" style:parent-style-name="Standard">
      <style:text-properties officeooo:paragraph-rsid="0048ab69"/>
    </style:style>
    <style:style style:name="P30" style:family="paragraph" style:parent-style-name="Standard">
      <style:text-properties officeooo:paragraph-rsid="004b0273"/>
    </style:style>
    <style:style style:name="P31" style:family="paragraph" style:parent-style-name="Text_20_body">
      <style:text-properties officeooo:paragraph-rsid="0048ab69"/>
    </style:style>
    <style:style style:name="P32" style:family="paragraph" style:parent-style-name="Text_20_body">
      <style:text-properties officeooo:paragraph-rsid="004b0273"/>
    </style:style>
    <style:style style:name="P3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4cf7a1" officeooo:paragraph-rsid="004fdaeb" style:font-size-asian="14pt" style:font-weight-asian="bold" style:font-name-complex="Times New Roman" style:font-size-complex="14pt" style:font-weight-complex="bold"/>
    </style:style>
    <style:style style:name="T1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4" style:family="text">
      <style:text-properties officeooo:rsid="000f0310"/>
    </style:style>
    <style:style style:name="T5" style:family="text">
      <style:text-properties officeooo:rsid="0010dd33"/>
    </style:style>
    <style:style style:name="T6" style:family="text">
      <style:text-properties officeooo:rsid="0014585f"/>
    </style:style>
    <style:style style:name="T7" style:family="text">
      <style:text-properties officeooo:rsid="0042ad5b"/>
    </style:style>
    <style:style style:name="T8" style:family="text">
      <style:text-properties officeooo:rsid="00454823"/>
    </style:style>
    <style:style style:name="T9" style:family="text">
      <style:text-properties officeooo:rsid="0048ab69"/>
    </style:style>
    <style:style style:name="T10" style:family="text">
      <style:text-properties officeooo:rsid="004b0273"/>
    </style:style>
    <style:style style:name="T11" style:family="text">
      <style:text-properties officeooo:rsid="004cf7a1" style:font-size-complex="14pt" style:font-weight-complex="bold"/>
    </style:style>
    <style:style style:name="T12" style:family="text">
      <style:text-properties officeooo:rsid="004fdaeb" style:font-size-complex="14pt" style:font-weight-complex="bold"/>
    </style:style>
    <style:style style:name="T13" style:family="text">
      <style:text-properties officeooo:rsid="0050c0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/>
      <text:p text:style-name="Standard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4">Заступник</text:span> директора _________ М.В. Савіна<text:tab/><text:tab/><text:tab/><text:tab/><text:tab/><text:tab/><text:tab/><text:tab/><text:span text:style-name="T4">Д</text:span>иректор <text:span text:style-name="T4">школи</text:span> ____________ Л.М. Воробйов</text:p>
      <text:p text:style-name="P7">____________ 201<text:span text:style-name="T13">8</text:span> р.<text:tab/><text:tab/><text:tab/><text:tab/><text:tab/><text:tab/><text:tab/><text:tab/><text:tab/><text:tab/><text:tab/><text:tab/><text:tab/><text:tab/><text:tab/>_____________ 201<text:span text:style-name="T13">8</text:span> р.</text:p>
      <text:p text:style-name="P7">____________ 201<text:span text:style-name="T13">9</text:span> р.<text:tab/><text:tab/><text:tab/><text:tab/><text:tab/><text:tab/><text:tab/><text:tab/><text:tab/><text:tab/><text:tab/><text:tab/><text:tab/><text:tab/><text:tab/>_____________ 201<text:span text:style-name="T13">9</text:span> р.</text:p>
      <text:p text:style-name="P21"/>
      <text:p text:style-name="P21"/>
      <text:p text:style-name="P21"/>
      <text:p text:style-name="P21"/>
      <text:p text:style-name="P21"/>
      <text:p text:style-name="P13">Календарно-тематичне планування</text:p>
      <text:p text:style-name="P13">з <text:span text:style-name="T7">і</text:span>нформатики для <text:span text:style-name="T8">11</text:span> класів</text:p>
      <text:p text:style-name="P13"><text:span text:style-name="T4">в</text:span>читель Трубіцина А.Л.</text:p>
      <text:p text:style-name="P13">201<text:span text:style-name="T13">8</text:span>-201<text:span text:style-name="T13">9</text:span> н.р.</text:p>
      <text:p text:style-name="P18"/>
      <text:p text:style-name="P18"/>
      <text:p text:style-name="P18"/>
      <text:p text:style-name="P4">Джерело: Програма для загальноосвітніх навчальних закладів.</text:p>
      <text:p text:style-name="P4">Інформатика навчальна програма для учнів <text:span text:style-name="T8">11 </text:span>класу</text:p>
      <text:p text:style-name="P4">загальноосвітніх навчальних закладів <text:span text:style-name="T5">затверджена Міністерством освіти і науки України</text:span></text:p>
      <text:p text:style-name="P10"/>
      <text:p text:style-name="P10"/>
      <text:p text:style-name="P10"/>
      <text:p text:style-name="P10"/>
      <text:p text:style-name="P10"/>
      <text:p text:style-name="P21"/>
      <text:p text:style-name="P26"><text:span text:style-name="T1"><text:tab/><text:tab/></text:span><text:span text:style-name="T2">Погоджено на засіданні </text:span><text:span text:style-name="T3">Ш</text:span><text:span text:style-name="T2">МО</text:span></text:p>
      <text:p text:style-name="P1"><text:tab/><text:tab/>протокол № _____ від ___________ р.</text:p>
      <text:p text:style-name="P1"><text:tab/><text:tab/>кер. <text:span text:style-name="T6">Ш</text:span>МО _________________ В.В. Маляренко 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1"/>
      <text:p text:style-name="P29"/>
      <text:p text:style-name="P8">ПОГОДЖЕНО<text:tab/><text:tab/><text:tab/><text:tab/><text:tab/><text:tab/><text:tab/><text:tab/><text:tab/><text:tab/><text:tab/><text:tab/><text:tab/><text:tab/><text:tab/><text:tab/><text:tab/>ЗАТВЕРДЖЕНО</text:p>
      <text:p text:style-name="P8"><text:span text:style-name="T4">Заступник</text:span> директора _________ М.В. Савіна<text:tab/><text:tab/><text:tab/><text:tab/><text:tab/><text:tab/><text:tab/><text:tab/><text:span text:style-name="T4">Д</text:span>иректор <text:span text:style-name="T4">школи</text:span> ____________ Л.М. Воробйов</text:p>
      <text:p text:style-name="P8">____________ 201<text:span text:style-name="T13">8</text:span> р.<text:tab/><text:tab/><text:tab/><text:tab/><text:tab/><text:tab/><text:tab/><text:tab/><text:tab/><text:tab/><text:tab/><text:tab/><text:tab/><text:tab/><text:tab/>_____________ 201<text:span text:style-name="T13">8</text:span> р.</text:p>
      <text:p text:style-name="P8">____________ 201<text:span text:style-name="T13">9</text:span> р.<text:tab/><text:tab/><text:tab/><text:tab/><text:tab/><text:tab/><text:tab/><text:tab/><text:tab/><text:tab/><text:tab/><text:tab/><text:tab/><text:tab/><text:tab/>_____________ 201<text:span text:style-name="T13">9</text:span> р.</text:p>
      <text:p text:style-name="P22"/>
      <text:p text:style-name="P22"/>
      <text:p text:style-name="P22"/>
      <text:p text:style-name="P22"/>
      <text:p text:style-name="P22"/>
      <text:p text:style-name="P14">Календарно-тематичне планування</text:p>
      <text:p text:style-name="P14">з <text:span text:style-name="T7">і</text:span>нформатики для <text:span text:style-name="T8">11</text:span> класів</text:p>
      <text:p text:style-name="P14"><text:span text:style-name="T4">в</text:span>читель Трубіцина А.Л.</text:p>
      <text:p text:style-name="P14">201<text:span text:style-name="T13">8</text:span>-201<text:span text:style-name="T13">9</text:span> н.р.</text:p>
      <text:p text:style-name="P19"/>
      <text:p text:style-name="P19"/>
      <text:p text:style-name="P19"/>
      <text:p text:style-name="P5">Джерело: Програма для загальноосвітніх навчальних закладів.</text:p>
      <text:p text:style-name="P5">Інформатика навчальна програма <text:span text:style-name="T9">академічного рівня </text:span>для учнів <text:span text:style-name="T8">11 </text:span>класу</text:p>
      <text:p text:style-name="P5">загальноосвітніх навчальних закладів <text:span text:style-name="T5">затверджена Міністерством освіти і науки України</text:span></text:p>
      <text:p text:style-name="P11"/>
      <text:p text:style-name="P11"/>
      <text:p text:style-name="P11"/>
      <text:p text:style-name="P11"/>
      <text:p text:style-name="P11"/>
      <text:p text:style-name="P22"/>
      <text:p text:style-name="P27"><text:span text:style-name="T1"><text:tab/><text:tab/></text:span><text:span text:style-name="T2">Погоджено на засіданні </text:span><text:span text:style-name="T3">Ш</text:span><text:span text:style-name="T2">МО</text:span></text:p>
      <text:p text:style-name="P2"><text:tab/><text:tab/>протокол № _____ від ___________ р.</text:p>
      <text:p text:style-name="P2"><text:tab/><text:tab/>кер. <text:span text:style-name="T6">Ш</text:span>МО _________________ В.В. Маляренко </text:p>
      <text:p text:style-name="P2"/>
      <text:p text:style-name="P29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32"/>
      <text:p text:style-name="P30"/>
      <text:p text:style-name="P9">ПОГОДЖЕНО<text:tab/><text:tab/><text:tab/><text:tab/><text:tab/><text:tab/><text:tab/><text:tab/><text:tab/><text:tab/><text:tab/><text:tab/><text:tab/><text:tab/><text:tab/><text:tab/><text:tab/>ЗАТВЕРДЖЕНО</text:p>
      <text:p text:style-name="P9"><text:span text:style-name="T4">Заступник</text:span> директора _________ <text:span text:style-name="T10">О</text:span>.<text:span text:style-name="T10">М</text:span>. <text:span text:style-name="T10">Невтира</text:span><text:tab/><text:tab/><text:tab/><text:tab/><text:tab/><text:tab/><text:tab/><text:tab/><text:span text:style-name="T4">Д</text:span>иректор <text:span text:style-name="T4">школи</text:span> ____________ Л.М. Воробйов</text:p>
      <text:p text:style-name="P9">____________ 201<text:span text:style-name="T13">8</text:span> р.<text:tab/><text:tab/><text:tab/><text:tab/><text:tab/><text:tab/><text:tab/><text:tab/><text:tab/><text:tab/><text:tab/><text:tab/><text:tab/><text:tab/><text:tab/>_____________ 201<text:span text:style-name="T13">8</text:span> р.</text:p>
      <text:p text:style-name="P9">____________ 201<text:span text:style-name="T13">9</text:span> р.<text:tab/><text:tab/><text:tab/><text:tab/><text:tab/><text:tab/><text:tab/><text:tab/><text:tab/><text:tab/><text:tab/><text:tab/><text:tab/><text:tab/><text:tab/>_____________ 201<text:span text:style-name="T13">9</text:span> р.</text:p>
      <text:p text:style-name="P23"/>
      <text:p text:style-name="P23"/>
      <text:p text:style-name="P23"/>
      <text:p text:style-name="P23"/>
      <text:p text:style-name="P23"/>
      <text:p text:style-name="P15">Календарно-тематичне планування з <text:span text:style-name="T7">і</text:span>нформатики </text:p>
      <text:p text:style-name="P33">Факультативний курс за вибором </text:p>
      <text:p text:style-name="P16"><text:span text:style-name="T11">“Основи </text:span><text:span text:style-name="T12">апаратного та програмного забезпечення</text:span><text:span text:style-name="T11">”</text:span> для <text:span text:style-name="T8">11</text:span> класів</text:p>
      <text:p text:style-name="P15"><text:span text:style-name="T4">в</text:span>читель Трубіцина А.Л.</text:p>
      <text:p text:style-name="P15">201<text:span text:style-name="T13">8</text:span>-201<text:span text:style-name="T13">9</text:span> н.р.</text:p>
      <text:p text:style-name="P17"/>
      <text:p text:style-name="P20"/>
      <text:p text:style-name="P20"/>
      <text:p text:style-name="P6"/>
      <text:p text:style-name="P6"/>
      <text:p text:style-name="P12"/>
      <text:p text:style-name="P12"/>
      <text:p text:style-name="P12"/>
      <text:p text:style-name="P12"/>
      <text:p text:style-name="P12"/>
      <text:p text:style-name="P23"/>
      <text:p text:style-name="P28"><text:span text:style-name="T1"><text:tab/><text:tab/></text:span><text:span text:style-name="T2">Погоджено на засіданні </text:span><text:span text:style-name="T3">Ш</text:span><text:span text:style-name="T2">МО</text:span></text:p>
      <text:p text:style-name="P3"><text:tab/><text:tab/>протокол № _____ від ___________ р.</text:p>
      <text:p text:style-name="P3"><text:tab/><text:tab/>кер. <text:span text:style-name="T6">Ш</text:span>МО _________________ В.В. Маляренко </text:p>
      <text:p text:style-name="P3"/>
      <text:p text:style-name="P30"/>
      <text:p text:style-name="P30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6T17:47:13.712699286</dc:date>
    <meta:editing-duration>PT1H35M58S</meta:editing-duration>
    <meta:editing-cycles>26</meta:editing-cycles>
    <meta:generator>LibreOffice/6.1.1.2$Linux_X86_64 LibreOffice_project/10$Build-2</meta:generator>
    <meta:document-statistic meta:table-count="0" meta:image-count="0" meta:object-count="0" meta:page-count="3" meta:paragraph-count="40" meta:word-count="208" meta:character-count="1812" meta:non-whitespace-character-count="1468"/>
  </office:meta>
</office:document-meta>
</file>